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 style:list-style-name="L1">
      <style:text-properties style:font-name="DejaVu Sans" fo:font-size="10pt" style:font-size-asian="10pt" style:font-size-complex="10pt"/>
    </style:style>
    <style:style style:name="P13" style:family="paragraph" style:parent-style-name="Standard" style:list-style-name="L2">
      <style:text-properties style:font-name="DejaVu Sans" fo:font-size="10pt" style:font-size-asian="10pt" style:font-size-complex="10pt"/>
    </style:style>
    <style:style style:name="P14" style:family="paragraph" style:parent-style-name="Standard" style:list-style-name="L3">
      <style:text-properties style:font-name="DejaVu Sans" fo:font-size="10pt" style:font-size-asian="10pt" style:font-size-complex="10pt"/>
    </style:style>
    <style:style style:name="P15" style:family="paragraph" style:parent-style-name="Standard" style:list-style-name="L4">
      <style:text-properties style:font-name="DejaVu Sans" fo:font-size="10pt" style:font-size-asian="10pt" style:font-size-complex="10pt"/>
    </style:style>
    <style:style style:name="P16" style:family="paragraph" style:parent-style-name="Standard" style:list-style-name="L5">
      <style:text-properties style:font-name="DejaVu Sans" fo:font-size="10pt" style:font-size-asian="10pt" style:font-size-complex="10pt"/>
    </style:style>
    <style:style style:name="P17" style:family="paragraph" style:parent-style-name="Standard" style:list-style-name="L6">
      <style:text-properties style:font-name="DejaVu Sans" fo:font-size="10pt" style:font-size-asian="10pt" style:font-size-complex="10pt"/>
    </style:style>
    <style:style style:name="P18" style:family="paragraph" style:parent-style-name="Standard" style:list-style-name="L7">
      <style:text-properties style:font-name="DejaVu Sans" fo:font-size="10pt" style:font-size-asian="10pt" style:font-size-complex="10pt"/>
    </style:style>
    <style:style style:name="P19" style:family="paragraph" style:parent-style-name="Standard" style:list-style-name="L8">
      <style:text-properties style:font-name="DejaVu Sans" fo:font-size="10pt" style:font-size-asian="10pt" style:font-size-complex="10pt"/>
    </style:style>
    <style:style style:name="P20" style:family="paragraph" style:parent-style-name="Standard" style:list-style-name="L9">
      <style:text-properties style:font-name="DejaVu Sans" fo:font-size="10pt" style:font-size-asian="10pt" style:font-size-complex="10pt"/>
    </style:style>
    <style:style style:name="P21" style:family="paragraph" style:parent-style-name="Standard" style:list-style-name="L10">
      <style:text-properties style:font-name="DejaVu Sans" fo:font-size="10pt" style:font-size-asian="10pt" style:font-size-complex="10pt"/>
    </style:style>
    <style:style style:name="P22" style:family="paragraph" style:parent-style-name="Standard" style:list-style-name="L11">
      <style:text-properties style:font-name="DejaVu Sans" fo:font-size="10pt" style:font-size-asian="10pt" style:font-size-complex="10pt"/>
    </style:style>
    <style:style style:name="P23" style:family="paragraph" style:parent-style-name="Standard" style:list-style-name="L12">
      <style:text-properties style:font-name="DejaVu Sans" fo:font-size="10pt" style:font-size-asian="10pt" style:font-size-complex="10pt"/>
    </style:style>
    <style:style style:name="P24" style:family="paragraph" style:parent-style-name="Standard" style:list-style-name="L13">
      <style:text-properties style:font-name="DejaVu Sans" fo:font-size="10pt" style:font-size-asian="10pt" style:font-size-complex="10pt"/>
    </style:style>
    <style:style style:name="P25" style:family="paragraph" style:parent-style-name="Standard" style:list-style-name="L14">
      <style:text-properties style:font-name="DejaVu Sans" fo:font-size="10pt" style:font-size-asian="10pt" style:font-size-complex="10pt"/>
    </style:style>
    <style:style style:name="P2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nrad Gotfryd</text:p>
      <text:p text:style-name="P2"/>
      <text:p text:style-name="P10">STER</text:p>
      <text:p text:style-name="P11"/>
      <text:p text:style-name="P9">Dokumentacja projektu</text:p>
      <text:p text:style-name="P1"/>
      <text:p text:style-name="P1"/>
      <text:p text:style-name="P1">Temat projektu: Sterownik do komunikacji IPC</text:p>
      <text:p text:style-name="P4"/>
      <text:p text:style-name="P8"><text:tab/>Sterownik testowany był na dwóch komputerach o platformie x86_64, na systemach ArchLinux opartych na kompilowanych z kodów źródłowych jądrach Linux 4.1.2 i 4.2.0. </text:p>
      <text:p text:style-name="P8"/>
      <text:p text:style-name="P8"><text:tab/>Razem z plikami źródłowymi dołączone są pliki Makefile – celem kompilacji należy wpisać jedynie make w obu folderach. Po załadowaniu sterownika należy zmienić uprawnienia dostępu do pilku urządzenia przez komendę „chmod a+rw /dev/events”.</text:p>
      <text:p text:style-name="P8"><text:tab/></text:p>
      <text:p text:style-name="P4">Algorytm wykrywaniania zakleszczenia:</text:p>
      <text:p text:style-name="P7"/>
      <text:p text:style-name="P5"><text:tab/>Zastosowano algorytm rekurencyjny. Algorytm ma za zadanie sprawdzić, czy istnieje wątek taki, który jednocześnie:</text:p>
      <text:list xml:id="list8156749359792779907" text:style-name="L1">
        <text:list-item>
          <text:list>
            <text:list-item>
              <text:p text:style-name="P12"><text:span text:style-name="T3">Nie</text:span> czeka jeszcze na żadne <text:span text:style-name="T3">zdarzenie.</text:span></text:p>
            </text:list-item>
            <text:list-item>
              <text:p text:style-name="P12"><text:span text:style-name="T3">Może</text:span> wyemitować zdarzenie, na który wątek badany chce oczekiwać, lub przez który inny wątek zostanie odblokowany i ten inny wątek będzie mógł rzucić <text:span text:style-name="T3">zdarzeniem, na który</text:span> wątek badany chce oczekiwać. </text:p>
              <text:p text:style-name="P12"/>
            </text:list-item>
          </text:list>
        </text:list-item>
      </text:list>
      <text:p text:style-name="P5">Przykład 1: 3 wątki o nazwach 1, 2, 3. Wątek 1 rzuca zdarzeniem „a” i wątek ten już czeka na „c”. Wątek 3 rzuca zdarzeniem „c”. Wątek 2 emituje zdarzenie „b” i chce czekać na zdarzenie „a”. Zakleszczenie nie wystąpi, bo wątek 3 na nic nie czeka.</text:p>
      <text:p text:style-name="P5">Przykład 2: 2 wątki o nazwach 1, 2. Wątek 1 rzuca zdarzeniem „a” i wątek ten już czeka na zdarzenie „b”. Wątek 2 wysyła zdarzenie „b”. Wątek ten nie może czekać na zdarzenie „a”.</text:p>
      <text:p text:style-name="P5"><text:line-break/>Algorytm opiera się na funkcjach:</text:p>
      <text:p text:style-name="P5"><text:tab/>1 - int events_check_not_deadlock(struct events *cmc, struct task_struct *task, </text:p>
      <text:p text:style-name="P5"><text:tab/><text:tab/><text:tab/> <text:s text:c="5"/><text:tab/><text:tab/> <text:s text:c="10"/>struct event *event)</text:p>
      <text:p text:style-name="P5"><text:tab/>2 - ssize_t events_search_task(struct task_struct **arr, ssize_t size, struct task_struct <text:tab/><text:tab/><text:tab/><text:tab/><text:tab/> <text:s text:c="3"/>*task)</text:p>
      <text:p text:style-name="P5"><text:tab/>3 - struct event *events_check_if_proc_waits(struct events *cmc, struct task_struct <text:tab/><text:tab/><text:tab/><text:tab/><text:tab/><text:tab/><text:tab/><text:tab/> <text:s text:c="3"/>*task)</text:p>
      <text:p text:style-name="P5"/>
      <text:p text:style-name="P5"><text:tab/>1 funkcja sprawdza każdy proces/wątek, który może emitować zdarzenie będące argumentem funkcji – event, tzn. <text:span text:style-name="T3">zdarzenie, na które</text:span> badany proces/wątek chce oczekiwać. </text:p>
      <text:p text:style-name="P5"><text:tab/>2 funkcja sprawdza, czy obecnie badany proces rzucający dane zdarzenie już oczekuje na to samo zdarzenie (tzn. <text:span text:style-name="T3">sytuacja, gdy</text:span> są dwa procesy: 1, 2 i jedno zdarzenie „a”). Jeśli tak jest, pomijany jest taki proces w dalszym badaniu.</text:p>
      <text:p text:style-name="P5"><text:tab/>3 funkcja sprawdza, czy proces rzucający, który jest badany przez funkcję 1, już na coś czeka. Jeśli tak, do funkcji 1 kierowane jest <text:span text:style-name="T3">zdarzenie, na które</text:span> to proces oczekuje. Jeśli nie, oznacza to teoretyczny brak zakleszczenia. </text:p>
      <text:p text:style-name="P5"/>
      <text:p text:style-name="P4">Opis API użytkownika:</text:p>
      <text:p text:style-name="P5"/>
      <text:p text:style-name="P5"><text:span text:style-name="T1">int event_set(char *name)</text:span> – funkcja tworzy nowe zdarzenie o nazwie z argumentu<text:span text:style-name="T3"> lub</text:span> dopuszcza proces/wątek do użytkowania <text:s/>istniejącego już zdarzenia o tej samej nazwie co w podanym argumencie. Funkcja zwraca numeryczne oznaczenie zdarzenia (deskryptor pliku pełni tę funkcję<text:span text:style-name="T3">), gdy</text:span> proces został dopuszczony do zdarzenia, lub w przypadku błędu zwraca wartość -1 i ustawia odpowiednio wartość zmiennej errno.</text:p>
      <text:p text:style-name="P5"/>
      <text:p text:style-name="P5"><text:span text:style-name="T1">int event_wait(int event_num) </text:span>- funkcja, której celem jest oczekiwanie na nazwane <text:soft-page-break/>zdarzenie. Funkcja zwraca 0, gdy oczekiwanie się powiodło, lub wartość -1, gdy z jakiegoś powodu funkcja nie może oczekiwać, lub oczekiwanie zostało przerwane. Stosownie do błędu ustawia zmienną errno.</text:p>
      <text:p text:style-name="P5"/>
      <text:p text:style-name="P5"><text:span text:style-name="T1">int event_wait_group(char **events, int events_cnt) </text:span>– oczekiwanie na jedno z grupy zdarzeń. Parametr events_cnt określa liczbę zdarzeń, która ma być pobrana ze wskaźnika char **events. Funkcja zwraca numer zdarzenia w przekazanej tablicy, które zostało odebrane, lub wartość -1 w przeciwnym wypadku. Stosownie do błędu ustawia zmienną errno.</text:p>
      <text:p text:style-name="P5"/>
      <text:p text:style-name="P5"><text:span text:style-name="T1">int event_throw(int event_num) </text:span>- rzucanie zdarzeniem. Funkcja zwraca 0, gdy rzucenie zdarzeniem jest możliwe, -1 w przeciwnym wypadku. Errno ustawione stosownie do błędu. </text:p>
      <text:p text:style-name="P5"/>
      <text:p text:style-name="P5"><text:span text:style-name="T1">int event_unset(int event_num) </text:span>- Usuwanie nazwanego zdarzenia ze sterownika. Funkcja zwraca wartość -1 i ustawia odpowiednio errno w sytuacji błędu. W przypadku gdy errno=EDEADLK, nie może dojść do usunięcia zdarzenia, ponieważ będzie to skutkowało zakleszczeniem innych procesów/wątków.</text:p>
      <text:p text:style-name="P5"/>
      <text:p text:style-name="P5"><text:span text:style-name="T1">int event_check_error_exit(int rt, char *st) </text:span>oraz int <text:span text:style-name="T1">event_check_error(int rt, char *st)</text:span> – prezentacja błedu. Pierwsza funkcja powoduje zakończenie wątku/procesu.</text:p>
      <text:p text:style-name="P5"/>
      <text:p text:style-name="P4">Opis sterownika:</text:p>
      <text:p text:style-name="P5"/>
      <text:p text:style-name="P7">Struktury sterownika:</text:p>
      <text:p text:style-name="P5"/>
      <text:p text:style-name="P6">struct events { </text:p>
      <text:p text:style-name="P6"><text:tab/>const char *driver_name; </text:p>
      <text:p text:style-name="P6"><text:tab/>struct cdev *cdev; </text:p>
      <text:p text:style-name="P6"><text:tab/>dev_t dev; </text:p>
      <text:p text:style-name="P6"><text:tab/>struct class *class; </text:p>
      <text:p text:style-name="P6"><text:tab/>struct file_operations fops; </text:p>
      <text:p text:style-name="P6"><text:tab/>struct device *device; </text:p>
      <text:p text:style-name="P6"><text:tab/>struct list_head event_list; </text:p>
      <text:p text:style-name="P6"><text:tab/>struct mutex lock; </text:p>
      <text:p text:style-name="P6"><text:tab/>unsigned int event_cnt; </text:p>
      <text:p text:style-name="P6">}; </text:p>
      <text:p text:style-name="P5">Powyższa struktura jest tworzona tylko raz, poprzez zmienną globalną.</text:p>
      <text:p text:style-name="P5"/>
      <text:p text:style-name="P5">Opis niektórych parametrów struktury:</text:p>
      <text:p text:style-name="P5"><text:span text:style-name="T1">struct mutex lock </text:span>– mutex kontrolujący dostęp do zasobów sterownika.</text:p>
      <text:p text:style-name="P5"/>
      <text:p text:style-name="P5"><text:span text:style-name="T1">Struct list_head event_list </text:span>– lista zdarzeń. </text:p>
      <text:p text:style-name="P5"/>
      <text:p text:style-name="P5"><text:span text:style-name="T1">Unsigned int event_cnt </text:span>- licznik zdarzeń. W przypadku gdy jest liczba zdarzeń jest równa 0 i zmienna ma zostać dekrementowana, następuje generacja poważnego błędu systemowego Oops przez funkcję pomocniczą generate_oops().</text:p>
      <text:p text:style-name="P5"/>
      <text:p text:style-name="P5">Każde zdażenie reprezentowane jest przez strukturę:</text:p>
      <text:p text:style-name="P6">struct event { </text:p>
      <text:p text:style-name="P6"><text:tab/>char *name; </text:p>
      <text:p text:style-name="P6"><text:tab/>struct completion **wait; </text:p>
      <text:p text:style-name="P6"><text:tab/>char **completed_by; </text:p>
      <text:p text:style-name="P6"><text:tab/>unsigned int s_comp; </text:p>
      <text:p text:style-name="P6"><text:tab/>unsigned int g_comp; </text:p>
      <text:p text:style-name="P6"><text:tab/>struct list_head element; </text:p>
      <text:p text:style-name="P6"><text:tab/>struct task_struct **proc_throws; </text:p>
      <text:p text:style-name="P6"><text:tab/>struct task_struct **proc_waits; </text:p>
      <text:p text:style-name="P6">}; </text:p>
      <text:p text:style-name="P5"/>
      <text:p text:style-name="P5">Zmienne s_comp i g_comp są zmiennymi pomocniczymi reprezentującymi liczbę wątków aktualnie oczekującymi na zdarzenie. s_comp oznacza liczbę wątków oczekujących na pojedyncze zdarzenie. g_comp oznacza liczbę wątków oczekujących na jedno z grupy zdarzeń.</text:p>
      <text:p text:style-name="P5">Zmienne struct task_struct **proc_throws/waits wykorzystywane przez algorytm wykrywający <text:soft-page-break/>zakleszczenie. Tablice te inicjalizowane są przez macro current – macro to przekazuje wskaźnik na strukturę task_struct wątku wywołującego. </text:p>
      <text:p text:style-name="P5"/>
      <text:p text:style-name="P5">Zmienna wait jest wskaźnikiem na tablicę struct completion ze względu na dynamiczne tworzenie struktur completion. </text:p>
      <text:p text:style-name="P5"/>
      <text:p text:style-name="P5">Zmienna completed_by zastosowana dla otrzymywania informacji o tym, które zdarzenie zostało odebrane przy oczekiwaniu grupowym. </text:p>
      <text:p text:style-name="P5"/>
      <text:p text:style-name="P7">Zmienne globalne sterownika:</text:p>
      <text:p text:style-name="P6"/>
      <text:p text:style-name="P5"><text:tab/>Sterownik posiada 4 <text:span text:style-name="T3">parametry, które</text:span> można zmienić podczas ładowania modułu:</text:p>
      <text:list xml:id="list5409180457129473157" text:style-name="L2">
        <text:list-item>
          <text:list>
            <text:list-item>
              <text:p text:style-name="P13">glob_name_size – zmienna określająca maksymalną liczbę znaków nazwy zdarzenia.</text:p>
            </text:list-item>
            <text:list-item>
              <text:p text:style-name="P13">glob_event_cnt_max – zmienna określająca maksymalną liczbę zdarzeń jaką sterownik w jednym momencie może obsługiwać.</text:p>
            </text:list-item>
            <text:list-item>
              <text:p text:style-name="P13">glob_compl_cnt_max – zmienna określająca maksymalną liczbę struktury completion.</text:p>
            </text:list-item>
            <text:list-item>
              <text:p text:style-name="P13">glob_proc – zmienna określająca maksymalną liczbę procesów mogących emitować określone zdarzenie lub czekać na określone zdarzenie.</text:p>
              <text:p text:style-name="P13"/>
            </text:list-item>
          </text:list>
        </text:list-item>
      </text:list>
      <text:p text:style-name="P5"><text:tab/>Ponadto globalna jest struktura pomocnicza o nazwie cmc, typu struct events. </text:p>
      <text:p text:style-name="P5"/>
      <text:p text:style-name="P7">Najważniejsze funkcje sterownika:</text:p>
      <text:p text:style-name="P5"/>
      <text:p text:style-name="P6">int events_set(struct file *file, struct events *cmc, const char __user *buf)</text:p>
      <text:p text:style-name="P5"/>
      <text:p text:style-name="P5">Znaczenie argumentów:</text:p>
      <text:list xml:id="list7411324166124161320" text:style-name="L3">
        <text:list-item>
          <text:list>
            <text:list-item>
              <text:p text:style-name="P14">struct file *file – wykorzystywany do powiązania otwartego pliku ze zdarzeniem, dzięki czemu nie ma konieczności ciągłego wyszukiwania zdarzenia podczas np. emisji zdarzenia. Jest to możliwe przez wykorzystanie pola file-&gt;private_data (w tym polu umieszczany jest wskaźnik na zdarzenie).</text:p>
            </text:list-item>
            <text:list-item>
              <text:p text:style-name="P14">const char __user *buf – bufer w którym znajduje się nazwa zdarzenia do utworzenia/do którego proces/wątek ma się podłączyć.</text:p>
            </text:list-item>
            <text:list-item>
              <text:p text:style-name="P14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 </text:p>
      <text:list xml:id="list4221531550165469958" text:style-name="L4">
        <text:list-item>
          <text:list>
            <text:list-item>
              <text:p text:style-name="P15">Kopiowanie nazwy użytkownika do bufora w kernelspace'ie.</text:p>
            </text:list-item>
            <text:list-item>
              <text:p text:style-name="P15">Wyszukiwanie zdarzenia o takiej nazwie: jeśli nie ma takiego zdarzenia tworzone jest nowe zdarzenie, jeśli jest krok tworzenia jest pomijany.</text:p>
            </text:list-item>
            <text:list-item>
              <text:p text:style-name="P15">Proces zgłaszający zdarzenie dodawany jest do listy proc_throws zdarzenia.</text:p>
            </text:list-item>
          </text:list>
        </text:list-item>
      </text:list>
      <text:p text:style-name="P5"/>
      <text:p text:style-name="P6">int events_wait(struct file *file, struct events *cmc)</text:p>
      <text:p text:style-name="P5"/>
      <text:p text:style-name="P5">Znaczenie argumentów:</text:p>
      <text:list xml:id="list3305597814096430806" text:style-name="L5">
        <text:list-item>
          <text:list>
            <text:list-item>
              <text:p text:style-name="P16">struct file *file – z pola private_data pobierany jest wskaźnik na zdarzenie na które <text:tab/>program na oczekiwać.</text:p>
            </text:list-item>
            <text:list-item>
              <text:p text:style-name="P16">struct events *cmc – wskaźnik do struktury <text:span text:style-name="T3">events, na której</text:span> sterownik się opiera. </text:p>
            </text:list-item>
          </text:list>
        </text:list-item>
      </text:list>
      <text:p text:style-name="P5"><text:tab/></text:p>
      <text:p text:style-name="P5">Zasada działania funkcji:</text:p>
      <text:list xml:id="list819255104582978955" text:style-name="L6">
        <text:list-item>
          <text:list>
            <text:list-item>
              <text:p text:style-name="P17">Inkrementacja zmiennej s_comp należącej do zdarzenia.</text:p>
            </text:list-item>
            <text:list-item>
              <text:p text:style-name="P17">Dodanie wskaźnika struktury obecnego zadania przez macro current do tablicy proc_waits danego zdarzenia.</text:p>
            </text:list-item>
            <text:list-item>
              <text:p text:style-name="P17"><text:span text:style-name="T3">Sprawdzenie, czy</text:span> występuje zakleszczenie. Jeśli tak – cofnięcie powyższych zmian.</text:p>
            </text:list-item>
            <text:list-item>
              <text:p text:style-name="P17">Jeśli nie – następuje przejście do funkcji wait_for_completion_interruptible</text:p>
            </text:list-item>
            <text:list-item>
              <text:p text:style-name="P17"><text:span text:style-name="T3">Dekrementacja</text:span> zmiennej s_comp i usunięcie procesu z tablicy proc_waits.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int events_group_wait(struct events *cmc, const char __user *user_buf)</text:p>
      <text:p text:style-name="P5"/>
      <text:p text:style-name="P5">Funkcja odpowiedzialna za oczekiwanie grupowe. </text:p>
      <text:p text:style-name="P5">Znaczenie argumentów:</text:p>
      <text:list xml:id="list7671065985639068586" text:style-name="L7">
        <text:list-item>
          <text:list>
            <text:list-item>
              <text:p text:style-name="P18">const char __user *user_buf – bufor w którym zawarty jest wskaźnik do łańcucha tekstowego zawierającego nazwy zdarzeń do wczytania oraz liczba bajtów do przeczytania z podanego wskaźnika. </text:p>
            </text:list-item>
            <text:list-item>
              <text:p text:style-name="P18">Struct events *cmc – wskaźnik do pomocniczej struktury events. </text:p>
            </text:list-item>
          </text:list>
        </text:list-item>
      </text:list>
      <text:p text:style-name="P5"/>
      <text:p text:style-name="P5"/>
      <text:p text:style-name="P5">Zasada działania funkcji:</text:p>
      <text:list xml:id="list4630015247116125970" text:style-name="L8">
        <text:list-item>
          <text:list>
            <text:list-item>
              <text:p text:style-name="P19">Pobranie <text:span text:style-name="T3">zdarzeń, na które</text:span> ma proces oczekiwać.</text:p>
            </text:list-item>
            <text:list-item>
              <text:p text:style-name="P19">Utworzenie nowej struktury completion.</text:p>
            </text:list-item>
            <text:list-item>
              <text:p text:style-name="P19">Umieszczenie w każdym <text:span text:style-name="T3">zdarzeniu, na który</text:span> proces ma oczekiwać wskaźnika do struktury completion oraz wskaźnika do struktury task_structure w tablicy proc_waits.</text:p>
            </text:list-item>
            <text:list-item>
              <text:p text:style-name="P19"><text:span text:style-name="T3">Sprawdzenie, czy</text:span> nie następuje deadlock. Jeśli tak powyższe zmiany są cofane.</text:p>
            </text:list-item>
            <text:list-item>
              <text:p text:style-name="P19">Przystąpienie do oczekiwania przez wywołanie funkcji wait_for_completion_interruptible.</text:p>
            </text:list-item>
            <text:list-item>
              <text:p text:style-name="P19">Usunięcie powyższych zmian po zakończeniu oczekiwania.</text:p>
            </text:list-item>
          </text:list>
        </text:list-item>
      </text:list>
      <text:p text:style-name="P5"/>
      <text:p text:style-name="P6">int events_throw(struct file *file, struct events *cmc)</text:p>
      <text:p text:style-name="P5"/>
      <text:p text:style-name="P5">Znaczenie argumentów:</text:p>
      <text:list xml:id="list6181857917453374936" text:style-name="L9">
        <text:list-item>
          <text:list>
            <text:list-item>
              <text:p text:style-name="P20">struct file *file – Zmienna zawiera w polu private_data wskaźnik do zdarzenia mającego zostać wyemitowane.</text:p>
            </text:list-item>
            <text:list-item>
              <text:p text:style-name="P20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</text:p>
      <text:list xml:id="list771181100992978519" text:style-name="L10">
        <text:list-item>
          <text:list>
            <text:list-item>
              <text:p text:style-name="P21"><text:span text:style-name="T3">Sprawdzanie, czy</text:span> obecny proces może emitować zdarzenie.</text:p>
            </text:list-item>
            <text:list-item>
              <text:p text:style-name="P21">Wywołanie funkcji complete_all dla oczekiwania pojedynczego o ile takie istnieje.</text:p>
            </text:list-item>
            <text:list-item>
              <text:p text:style-name="P21"><text:span text:style-name="T3">Sprawdzenie, czy</text:span> istnieją struktury completion dla oczekiwania grupowego. Jeśli tak następuje dla nich wywołanie funkcji complete_all.</text:p>
            </text:list-item>
          </text:list>
        </text:list-item>
      </text:list>
      <text:p text:style-name="P5"/>
      <text:p text:style-name="P6">int events_unset(struct file *file, struct events *cmc)</text:p>
      <text:p text:style-name="P5"/>
      <text:p text:style-name="P5">Znaczenie argumentów:</text:p>
      <text:list xml:id="list1231761541009939322" text:style-name="L11">
        <text:list-item>
          <text:list>
            <text:list-item>
              <text:p text:style-name="P22">struct file *file – Zmienna zawiera w polu private_data wskaźnik do zdarzenia mającego zostać usunięte.</text:p>
            </text:list-item>
            <text:list-item>
              <text:p text:style-name="P22">struct events *cmc – wskaźnik do pomocniczej struktury events.</text:p>
            </text:list-item>
          </text:list>
        </text:list-item>
      </text:list>
      <text:p text:style-name="P5"/>
      <text:p text:style-name="P5">Zasada działania funkcji:</text:p>
      <text:list xml:id="list4936092578062433710" text:style-name="L12">
        <text:list-item>
          <text:list>
            <text:list-item>
              <text:p text:style-name="P23"><text:span text:style-name="T3">Sprawdzenie, czy</text:span> możliwe jest usunięcie procesu ze zdarzenia: weryfikacji podlega:</text:p>
              <text:list>
                <text:list-item>
                  <text:p text:style-name="P23"><text:span text:style-name="T3">Czy</text:span> dany proces zarejestrował zdarzenie,</text:p>
                </text:list-item>
                <text:list-item>
                  <text:p text:style-name="P23"><text:span text:style-name="T3">Czy</text:span> usunięcie zdarzenia spowoduje zakleszczenie innych wątków/procesów.</text:p>
                </text:list-item>
              </text:list>
            </text:list-item>
          </text:list>
        </text:list-item>
      </text:list>
      <text:list xml:id="list7292755237145343511" text:style-name="L13">
        <text:list-item>
          <text:list>
            <text:list-item>
              <text:p text:style-name="P24">Jeśli istnieje możliwość wyrejestrownia procesu ze zdarzenia usuwany jest wskaźnik do struktury task_struct procesu wywołującego funkcję events_unset.</text:p>
            </text:list-item>
            <text:list-item>
              <text:p text:style-name="P24">Jeśli nie ma żadnego procesu emitującego zdarzenie, zdarzenie jest usuwane.</text:p>
            </text:list-item>
          </text:list>
        </text:list-item>
      </text:list>
      <text:p text:style-name="P5"/>
      <text:p text:style-name="P6">int events_release(struct inode *inode, struct file *file)</text:p>
      <text:p text:style-name="P5"/>
      <text:p text:style-name="P5">Znaczenie argumentów:</text:p>
      <text:list xml:id="list8833135565143088552" text:style-name="L14">
        <text:list-item>
          <text:list>
            <text:list-item>
              <text:p text:style-name="P25">struct inode *inode – niewykorzystywany</text:p>
            </text:list-item>
            <text:list-item>
              <text:p text:style-name="P25">struct file *<text:span text:style-name="T3">file — Zmienna</text:span> zawiera w polu private_data wskaźnik do zdarzenia mającego zostać poprawione przez funkcję.</text:p>
              <text:p text:style-name="P25"/>
            </text:list-item>
          </text:list>
        </text:list-item>
      </text:list>
      <text:p text:style-name="P5"><text:tab/>Funkcja jest wywoływana podczas zamykania pliku urządzenia. Dzięki temu, że system automatycznie zamyka otwarte pliki przy usuwaniu procesu/wątku, możliwa jest stabilna praca sterownika przy nieprawidłowo zakończonym procesie (tzn. z pominięciem odrejestrowania procesu od zdarzenia).</text:p>
      <text:p text:style-name="P6"><text:soft-page-break/>static void __exit events_exit(void)</text:p>
      <text:p text:style-name="P6"/>
      <text:p text:style-name="P6"><text:tab/><text:span text:style-name="T2">Standardowa funkcja wywoływana podczas usuwania modułu z jądra. Funkcja zwalnia wszystkie wcześniej zaalokowane dynamicznie obszary pamięci. Dodatkowo wykrywa czy nie doszło do wycieku pamięci. Jeśli doszło, pojawia się komunikat systemow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5-12-04T11:18:33</meta:creation-date>
    <dc:date>2015-12-14T22:53:37</dc:date>
    <dc:creator>Konrad Gotfryd</dc:creator>
    <meta:editing-duration>PT4H16M6S</meta:editing-duration>
    <meta:editing-cycles>9</meta:editing-cycles>
    <meta:generator>OpenOffice/4.1.1$Unix OpenOffice.org_project/411m6$Build-9775</meta:generator>
    <meta:document-statistic meta:table-count="0" meta:image-count="0" meta:object-count="0" meta:page-count="5" meta:paragraph-count="128" meta:word-count="1458" meta:character-count="10771"/>
  </office:meta>
</office:document-meta>
</file>